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40000007B79EBDFC0039E8F9E.png" manifest:media-type="image/png"/>
  <manifest:file-entry manifest:full-path="Pictures/100000000000032000000258511A0C7872EB2D4A.png" manifest:media-type="image/png"/>
  <manifest:file-entry manifest:full-path="Pictures/10000000000001AC000000ABA3AC83F5A2E787C5.png" manifest:media-type="image/png"/>
  <manifest:file-entry manifest:full-path="Pictures/10000000000001930000008DC426AA088F6E2595.png" manifest:media-type="image/png"/>
  <manifest:file-entry manifest:full-path="Pictures/10000000000001DE000000DE22E1B17BAC4706AE.png" manifest:media-type="image/png"/>
  <manifest:file-entry manifest:full-path="Pictures/1000000000000145000000FA5AD79E0E1252439A.png" manifest:media-type="image/png"/>
  <manifest:file-entry manifest:full-path="Pictures/10000000000001ED000001E854FF335092966C2C.png" manifest:media-type="image/png"/>
  <manifest:file-entry manifest:full-path="Pictures/10000000000001E1000001305189683FC99AA9C9.png" manifest:media-type="image/png"/>
  <manifest:file-entry manifest:full-path="Pictures/10000000000001E4000001179C20B66F6613F04D.png" manifest:media-type="image/png"/>
  <manifest:file-entry manifest:full-path="Pictures/10000000000001DD000000B46C4ACDBF384D78B7.png" manifest:media-type="image/png"/>
  <manifest:file-entry manifest:full-path="Pictures/10000000000001DE000000431D75B19828E562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新細明體" svg:font-family="新細明體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cmeFont" svg:font-family="AcmeFont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2.541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paragraph-properties fo:text-align="center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40pt" style:font-name-asian="標楷體2" style:font-size-asian="40pt" style:font-size-complex="40pt"/>
    </style:style>
    <style:style style:name="T3" style:family="text">
      <style:text-properties style:font-name="標楷體2" fo:font-size="24pt" style:font-name-asian="標楷體2" style:font-size-asian="24pt" style:font-size-complex="24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use-window-font-color="true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style:text-line-through-style="solid" style:text-line-through-type="single" fo:font-size="48pt" style:font-size-asian="48pt" style:font-size-complex="4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細明體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給大教授們的一封信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6</text:span><text:span text:style-name="T4">月</text:span><text:span text:style-name="T4">26</text:span><text:span text:style-name="T4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5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寫了一篇十分鐘投影片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2.541cm" svg:x="1.4cm" svg:y="0.748cm" presentation:class="title" presentation:user-transformed="true">
          <draw:text-box>
            <text:p>然後發了一個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179cm" svg:height="16.014cm" svg:x="6.021cm" svg:y="4.528cm">
          <draw:image xlink:href="Pictures/10000000000001ED000001E854FF335092966C2C.png" xlink:type="simple" xlink:show="embed" xlink:actuate="onLoad">
            <text:p/>
          </draw:image>
        </draw:frame>
        <draw:frame draw:style-name="gr5" draw:text-style-name="P7" draw:layer="layout" svg:width="17.973cm" svg:height="0.964cm" svg:x="0cm" svg:y="3.564cm">
          <draw:text-box>
            <text:p><text:span text:style-name="T8"><text:a xlink:href="https://www.facebook.com/ccckmit/posts/10154162385371893" xlink:type="simple">https://www.facebook.com/ccckmit/posts/10154162385371893</text:a>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基本上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那篇投影片的內容，是介紹大學教師們的工作、還有薪水等事項，讓有意走這條路的人可以先認識一下情況！</text:span></text:p>
              </text:list-item>
            </text:list>
          </draw:text-box>
        </draw:frame>
        <draw:frame draw:style-name="gr5" draw:text-style-name="P7" draw:layer="layout" svg:width="13.642cm" svg:height="0.964cm" svg:x="0.758cm" svg:y="19.4cm">
          <draw:text-box>
            <text:p><text:span text:style-name="T10"><text:a xlink:href="http://www.slideshare.net/ccckmit/ss-63403767" xlink:type="simple">http://www.slideshare.net/ccckmit/ss-63403767</text:a>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</text:span><text:span text:style-name="T7">13</text:span><text:span text:style-name="T7">年前剛進來金門技術學院時，薪水是</text:span><text:span text:style-name="T7">70k</text:span><text:span text:style-name="T7">之類的。</text:span></text:p>
              </text:list-item>
              <text:list-item>
                <text:p><text:span text:style-name="T7">還有現在是</text:span><text:span text:style-name="T7">88k </text:span><text:span text:style-name="T7">等等 </text:span><text:span text:style-name="T7">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提到自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不寫論文，不接計畫</text:span></text:p>
              </text:list-item>
              <text:list-item>
                <text:p><text:span text:style-name="T11">喜歡做自己想做的事</text:span></text:p>
              </text:list-item>
              <text:list-item>
                <text:p><text:span text:style-name="T11">例如寫程式、寫教材、寫網誌、寫散文、寫小說、 …</text:span>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該文發出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沒想到引來兩個《大教授》的回應！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首先是台大機械的P教授</text:p>
          </draw:text-box>
        </draw:frame>
        <draw:frame draw:style-name="gr3" draw:text-style-name="P5" draw:layer="layout" svg:width="24.254cm" svg:height="6.841cm" svg:x="1.746cm" svg:y="5.159cm">
          <draw:image xlink:href="Pictures/10000000000001B40000007B79EBDFC0039E8F9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網友開始加了進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822cm" svg:height="15.057cm" svg:x="2cm" svg:y="4.943cm">
          <draw:image xlink:href="Pictures/10000000000001E1000001305189683FC99AA9C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又有網友回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27cm" svg:height="9cm" svg:x="2.676cm" svg:y="5.8cm">
          <draw:image xlink:href="Pictures/10000000000001AC000000ABA3AC83F5A2E787C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開始有了動力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4cm" svg:height="10.868cm" svg:x="2.4cm" svg:y="5.926cm">
          <draw:image xlink:href="Pictures/10000000000001DE000000DE22E1B17BAC4706A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中間的討論</text:p>
          </draw:text-box>
        </draw:frame>
        <draw:frame presentation:style-name="pr6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11">有位大大教授跑進來了！</text:span></text:p>
              </text:list-item>
            </text:list>
          </draw:text-box>
        </draw:frame>
        <draw:frame draw:style-name="gr6" draw:text-style-name="P9" draw:layer="layout" svg:width="25.437cm" svg:height="9.6cm" svg:x="1cm" svg:y="8.4cm">
          <draw:image xlink:href="Pictures/10000000000001DD000000B46C4ACDBF384D78B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大教授說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2cm" svg:height="12.982cm" svg:x="2.68cm" svg:y="6.018cm">
          <draw:image xlink:href="Pictures/10000000000001E4000001179C20B66F6613F04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2">不看不知道、一看不得了</text:span>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1">這位大大教授的履歷驚人</text:span></text:p>
              </text:list-item>
            </text:list>
          </draw:text-box>
        </draw:frame>
        <draw:frame draw:style-name="gr3" draw:text-style-name="P5" draw:layer="layout" svg:width="14.999cm" svg:height="11.538cm" svg:x="6.201cm" svg:y="8.2cm">
          <draw:image xlink:href="Pictures/1000000000000145000000FA5AD79E0E1252439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在我這個小教授繼續發言之前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先發一下《不自殺聲明》好了</text:span></text:p>
              </text:list-item>
              <text:list-item>
                <text:p><text:span text:style-name="T7">先發一下《不離職聲明》好了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離職聲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本人《金門大學資工系陳鍾誠》熱愛大學老師這份工作，凡學校行政事務雖不想做但也會在最少干擾到正事的情況下配合，雖不想寫論文但卻熱衷寫很多教材，《如有離職情事發生，肯定不是志願的》！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、聲明發完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讓我開始寫信吧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各位親愛的大教授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經過了各位的辛苦付出之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的大學教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終於從原先的</text:span><text:span text:style-name="T9">1.0</text:span><text:span text:style-name="T9">版進化到</text:span><text:span text:style-name="T9">2.0</text:span><text:span text:style-name="T9">版！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4">抱歉、還沒有進化到</text:span><text:span text:style-name="T14">J</text:span><text:span text:style-name="T14">大教授所說的</text:span><text:span text:style-name="T14">4.0</text:span><text:span text:style-name="T14">版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因為我還不知道那是甚麼？</text:span><text:span text:style-name="T9"><text:line-break/></text:span><text:span text:style-name="T9"><text:line-break/></text:span><text:span text:style-name="T9"><text:line-break/></text:span><text:span text:style-name="T16">(</text:span><text:span text:style-name="T16">對了，就我所知，工業</text:span><text:span text:style-name="T16">4.0</text:span><text:span text:style-name="T16">是德國想以 </text:span><text:span text:style-name="T16">SAP</text:span><text:span text:style-name="T16">為核心</text:span><text:span text:style-name="T16"><text:line-break/></text:span><text:span text:style-name="T16"> 一統天下的企圖，不知為何台灣也要跟著起舞呢？</text:span><text:span text:style-name="T16">)</text:span></text:p>
              </text:list-item>
            </text:list>
          </draw:text-box>
        </draw:frame>
        <draw:frame draw:style-name="gr3" draw:text-style-name="P5" draw:layer="layout" svg:width="22.825cm" svg:height="3.2cm" svg:x="2.975cm" svg:y="8.8cm">
          <draw:image xlink:href="Pictures/10000000000001DE000000431D75B19828E5629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這二十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你們的辛苦付出之後，我們的大學教育終於有了長足的進展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的論文數量暴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以平均每人論文數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我們終於可以成為全球論文強國了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學裡所有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不管是技職的，還是普通大學</text:span></text:p>
              </text:list-item>
              <text:list-item>
                <text:p><text:span text:style-name="T7">不管是工科的，還是商科的，甚至是文科的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每位教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每個碩博士生，都很努力地寫論文</text:span><text:span text:style-name="T11"><text:line-break/></text:span><text:span text:style-name="T11"/></text:p>
              </text:list-item>
              <text:list-item>
                <text:p><text:span text:style-name="T11">而且不寫就無法升等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我們台灣的大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世界的知識累積與進展，有非常大的貢獻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、那些論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在投稿給期刊之後，我們還必須要付費才能看得到！</text:span></text:p>
              </text:list-item>
              <text:list-item>
                <text:p><text:span text:style-name="T11">但是這絕對不影響知識的傳播與人類的福祉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1">儘管、在投稿給期刊公司之後</text:span></text:p>
          </draw:text-box>
        </draw:frame>
        <draw:frame presentation:style-name="pr6" draw:layer="layout" svg:width="26.999cm" svg:height="18.494cm" svg:x="0.601cm" svg:y="5.906cm" presentation:class="outline" presentation:user-transformed="true">
          <draw:text-box>
            <text:list text:style-name="L3">
              <text:list-item>
                <text:p><text:span text:style-name="T9">都必須要簽下論文商業權轉移的聲明！</text:span><text:span text:style-name="T9"><text:line-break/></text:span><text:span text:style-name="T9"/></text:p>
              </text:list-item>
              <text:list-item>
                <text:p><text:span text:style-name="T9">作者自己想出版或放在網路上時，還得要付授權金，否則就只好等著被告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其實都不太影響論文的價值</text:span></text:p>
              </text:list-item>
              <text:list-item>
                <text:p><text:span text:style-name="T7">只是會大大增進期刊公司的收益而已！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每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我們的大學都要編列大筆經費，向期刊公司取得《期刊資料庫》的閱讀權力。</text:span></text:p>
              </text:list-item>
              <text:list-item>
                <text:p><text:span text:style-name="T14">但是這些錢反正都來自於教育部，也不是我們出的，就算自己寫的論文還要付錢買回來給大家看，也是非常值得的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還有那些曾經做過的國科會計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也都是對人類與國家貢獻良多的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是舊政府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五年五百億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新政府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五年一千億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錢花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非常的值得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新政府才會持續加碼</text:span><text:span text:style-name="T9"><text:line-break/></text:span><text:span text:style-name="T9"/></text:p>
              </text:list-item>
              <text:list-item>
                <text:p><text:span text:style-name="T9">而且還想推出《亞洲矽谷》的計畫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為了延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教授們之前已經打下的良好基礎</text:span><text:span text:style-name="T11"><text:line-break/></text:span><text:span text:style-name="T11"/></text:p>
              </text:list-item>
              <text:list-item>
                <text:p><text:span text:style-name="T11">讓我們可以在接下來的幾十年，都能持續在學術和工業上領先別人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必須要懺悔一下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我這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接計畫，不寫論文，不拿錢只想做自己的老師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是為了混一口飯吃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大教授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千萬要大人不記小人過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留一口飯給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被開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只好去業界寫 </text:span><text:span text:style-name="T7">JavaScript </text:span><text:span text:style-name="T7">和 </text:span><text:span text:style-name="T7">Node.js </text:span><text:span text:style-name="T7">討生活了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拜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請大教授們下手千萬不要太重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要打我的內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重要的器官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還有家人要養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拜託您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謝謝大家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新細明體" svg:font-family="新細明體" style:font-family-generic="roman" style:font-pitch="fixed"/>
    <style:font-face style:name="標楷體3" svg:font-family="標楷體" style:font-family-generic="roman" style:font-pitch="fixed"/>
    <style:font-face style:name="標楷體2" svg:font-family="標楷體" style:font-family-generic="script" style:font-pitch="fixed"/>
    <style:font-face style:name="AcmeFont" svg:font-family="AcmeFont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26T10:13:11.597000000</dc:date>
    <meta:editing-duration>P2DT3H38M47S</meta:editing-duration>
    <meta:editing-cycles>513</meta:editing-cycles>
    <meta:generator>LibreOffice/5.0.6.3$Windows_x86 LibreOffice_project/490fc03b25318460cfc54456516ea2519c11d1aa</meta:generator>
    <meta:document-statistic meta:object-count="252"/>
  </office:meta>
</office:document-meta>
</file>